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  <style:text-properties fo:font-weight="bold" style:font-weight-asian="bold" style:font-weight-complex="bold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P4" style:parent-style-name="Textbody" style:family="paragraph">
      <style:text-properties fo:font-weight="bold" style:font-weight-asian="bold" style:font-weight-complex="bold"/>
    </style:style>
    <style:style style:name="P5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6" style:parent-style-name="Textbody" style:family="paragraph">
      <style:text-properties fo:font-weight="bold" style:font-weight-asian="bold" style:font-weight-complex="bold"/>
    </style:style>
    <style:style style:name="P7" style:parent-style-name="Textbody" style:family="paragraph">
      <style:text-properties fo:font-weight="bold" style:font-weight-asian="bold" style:font-weight-complex="bold"/>
    </style:style>
    <style:style style:name="P8" style:parent-style-name="Textbody" style:family="paragraph">
      <style:text-properties fo:font-weight="bold" style:font-weight-asian="bold" style:font-weight-complex="bold"/>
    </style:style>
    <style:style style:name="P9" style:parent-style-name="Textbody" style:family="paragraph">
      <style:text-properties fo:font-weight="bold" style:font-weight-asian="bold" style:font-weight-complex="bold"/>
    </style:style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>
      <style:paragraph-properties fo:text-align="center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Textbody" style:family="paragraph">
      <style:paragraph-properties fo:text-align="center"/>
    </style:style>
    <style:style style:name="T1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Textbody" style:family="paragraph">
      <style:text-properties fo:font-weight="bold" style:font-weight-asian="bold" style:font-weight-complex="bold"/>
    </style:style>
    <style:style style:name="P20" style:parent-style-name="Textbody" style:family="paragraph">
      <style:text-properties fo:font-weight="bold" style:font-weight-asian="bold" style:font-weight-complex="bold"/>
    </style:style>
    <style:style style:name="P21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Textbody" style:family="paragraph">
      <style:paragraph-properties fo:margin-top="0.1666in" fo:line-height="150%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Textbody" style:family="paragraph">
      <style:paragraph-properties fo:text-align="center"/>
    </style:style>
    <style:style style:name="T3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Textbody" style:family="paragraph">
      <style:paragraph-properties fo:margin-left="-0.7479in">
        <style:tab-stops/>
      </style:paragraph-properties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Textbody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PINEAU<text:tab/><text:s text:c="20"/></text:p>
      <text:p text:style-name="P3">Martin</text:p>
      <text:p text:style-name="P4">Né(e) le :26/11/2007</text:p>
      <text:p text:style-name="P5">87 Rue Adrien Recouvreur 49000 Angers</text:p>
      <text:p text:style-name="P6">Adresse courriel :<text:s/>martinprofessionnel0@gmail.com</text:p>
      <text:p text:style-name="P7">Téléphone mobile :07.84.63.97.01</text:p>
      <text:p text:style-name="P8"/>
      <text:p text:style-name="P9"/>
      <text:p text:style-name="P10"/>
      <text:p text:style-name="P11"><text:span text:style-name="T12">DIPLÔMES ET FORMATION</text:span></text:p>
      <text:p text:style-name="Textbody"><text:span text:style-name="T13">2023 : Entrée en classe de seconde professionnel MTNE (Méti</text:span><text:span text:style-name="T14">ers de transition numériques et énergitiques) au Lycée Chevrollier.</text:span></text:p>
      <text:p text:style-name="Textbody"><text:span text:style-name="T15">2023 : Certificat d’études général.</text:span></text:p>
      <text:p text:style-name="Textbody"><text:span text:style-name="T16">2018 – 2023 : Collège Jean Mermoz.</text:span></text:p>
      <text:p text:style-name="Textbody"/>
      <text:p text:style-name="Textbody"/>
      <text:p text:style-name="P17"><text:span text:style-name="T18">COMPETENCES</text:span></text:p>
      <text:p text:style-name="P19">Je sais monter et démonter un pc<text:s/><text:s text:c="102"/></text:p>
      <text:p text:style-name="P20">Je sais parler anglais au niveau scolaire A2 <text:s text:c="86"/></text:p>
      <text:p text:style-name="P21"/>
      <text:p text:style-name="P22">EXPERIENCE <text:s/></text:p>
      <text:p text:style-name="P23"><text:span text:style-name="T24">2022 St</text:span><text:span text:style-name="T25">age d’observation : Gwen and Ben (Entreprise de création de site internet) <text:s text:c="18"/></text:span><text:span text:style-name="T26">2023 Stage d’observation 3ème (Administration des finances) <text:s text:c="54"/></text:span><text:span text:style-name="T27"><text:s/></text:span>J’y<text:s/>ai appris à créer un site internet a l’aide d’un logiciel appelé blue griffon<text:span text:style-name="T28"><text:s text:c="49"/></text:span></text:p>
      <text:p text:style-name="P29"/>
      <text:p text:style-name="P30"><text:span text:style-name="T31">CENTRES D’INTERET</text:span></text:p>
      <text:p text:style-name="P32"><text:span text:style-name="T33"><text:s text:c="17"/></text:span><text:span text:style-name="T34"><text:s/>Course à pied</text:span><text:span text:style-name="T35">s</text:span><text:span text:style-name="T36"><text:s/>, Cyclisme , Jeux vidéo</text:span><text:span text:style-name="T37"><text:s/>, informatique <text:s text:c="93"/></text:span></text:p>
      <text:p text:style-name="P38"/>
      <text:p text:style-name="P39">QUALITES HUMAINES</text:p>
      <text:p text:style-name="Textbody"><text:span text:style-name="T40">Serviable</text:span><text:span text:style-name="T41">, gentil</text:span><text:span text:style-name="T42">, assidu</text:span><text:span text:style-name="T43">, sérieux <text:s text:c="99"/></text:span></text:p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083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472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abelle bourriquen</meta:initial-creator>
    <dc:creator>isabelle bourriquen</dc:creator>
    <meta:creation-date>2023-09-28T15:12:00Z</meta:creation-date>
    <dc:date>2023-09-28T15:12:00Z</dc:date>
    <meta:template xlink:href="Normal" xlink:type="simple"/>
    <meta:editing-cycles>2</meta:editing-cycles>
    <meta:editing-duration>PT360S</meta:editing-duration>
    <meta:document-statistic meta:page-count="1" meta:paragraph-count="2" meta:word-count="212" meta:character-count="1381" meta:row-count="9" meta:non-whitespace-character-count="1171"/>
  </office:meta>
</office:document-meta>
</file>